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da1a4"/>
    </style:style>
    <style:style style:name="T2" style:family="text">
      <style:text-properties officeooo:rsid="000d39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create table salespeople (</text:p>
      <text:p text:style-name="Text_20_body"><text:s text:c="8"/>snum int NOT NULL PRIMARY KEY,</text:p>
      <text:p text:style-name="Text_20_body"><text:s text:c="8"/>sname varchar(50) NOT NULL,</text:p>
      <text:p text:style-name="Text_20_body"><text:s text:c="8"/>city varchar(50),</text:p>
      <text:p text:style-name="Text_20_body"><text:s text:c="8"/>comm numeric(3,2));</text:p>
      <text:p text:style-name="Text_20_body"/>
      <text:p text:style-name="Text_20_body"/>
      <text:p text:style-name="Text_20_body">create table customer (</text:p>
      <text:p text:style-name="Text_20_body"><text:s text:c="8"/>cnum int NOT NULL PRIMARY KEY,</text:p>
      <text:p text:style-name="Text_20_body"><text:s text:c="8"/>cname varchar(50) NOT NULL,</text:p>
      <text:p text:style-name="Text_20_body"><text:s text:c="8"/>city varchar(50),</text:p>
      <text:p text:style-name="Text_20_body"><text:s text:c="8"/>rating int,</text:p>
      <text:p text:style-name="Text_20_body"><text:s text:c="8"/>snum int,</text:p>
      <text:p text:style-name="Text_20_body"><text:s text:c="8"/>FOREIGN KEY(snum) REFERENCES salespeople);</text:p>
      <text:p text:style-name="Text_20_body"/>
      <text:p text:style-name="Text_20_body">create table orders (</text:p>
      <text:p text:style-name="Text_20_body"><text:s text:c="8"/>onum int NOT NULL PRIMARY KEY,</text:p>
      <text:p text:style-name="Text_20_body"><text:s text:c="8"/>amt float NOT NULL,</text:p>
      <text:p text:style-name="Text_20_body"><text:s text:c="8"/>odate date,</text:p>
      <text:p text:style-name="Text_20_body"><text:s text:c="8"/>cnum int,</text:p>
      <text:p text:style-name="Text_20_body"><text:s text:c="8"/>snum int,</text:p>
      <text:p text:style-name="Text_20_body"><text:s text:c="8"/>FOREIGN KEY(cnum) REFERENCES customer,</text:p>
      <text:p text:style-name="Text_20_body"><text:s text:c="8"/>FOREIGN KEY(snum) REFERENCES salespeople);</text:p>
      <text:p text:style-name="Text_20_body"/>
      <text:p text:style-name="Text_20_body">insert into salespeople values (1001,'Peel','London',.12);</text:p>
      <text:p text:style-name="Text_20_body">insert into salespeople values (1002,'Serres','San Jose',.13);</text:p>
      <text:p text:style-name="Text_20_body">insert into salespeople values (1004,'Motika','London',.11);</text:p>
      <text:p text:style-name="Text_20_body">insert into salespeople values (1007,'Rafkin','Barcelona',.15);</text:p>
      <text:p text:style-name="Text_20_body">insert into salespeople values (1003,'Axelrod','New York',.1);</text:p>
      <text:p text:style-name="Text_20_body"><text:soft-page-break/></text:p>
      <text:p text:style-name="Text_20_body">insert into customer values (2001,'Hoffman','London',100,1001);</text:p>
      <text:p text:style-name="Text_20_body">insert into customer values (2002,'Giovanne','Rome',200,1003);</text:p>
      <text:p text:style-name="Text_20_body">insert into customer values (2003,'Liu','San Jose',300,1002);</text:p>
      <text:p text:style-name="Text_20_body">insert into customer values (2004,'Grass','Berlin',100,1002);</text:p>
      <text:p text:style-name="Text_20_body">insert into customer values (2006,'Clemens','London',300,1007);</text:p>
      <text:p text:style-name="Text_20_body">insert into customer values (2007,'Pereira','Rome',100,1004);</text:p>
      <text:p text:style-name="Text_20_body">insert into customer values (2008,'Montgomery','Paris',300,1003);</text:p>
      <text:p text:style-name="Text_20_body">insert into customer values (2009,'Montgomery','NULL',300,1003);</text:p>
      <text:p text:style-name="Text_20_body">insert into customer values (2010,'Montgomery',null,300,1003);</text:p>
      <text:p text:style-name="Text_20_body">insert into customer values (2011,'Montgomery',NULL,300,1003);</text:p>
      <text:p text:style-name="Text_20_body"/>
      <text:p text:style-name="Text_20_body">insert into orders values (3001,18.69,'03-OCT-94',2008,1007);</text:p>
      <text:p text:style-name="Text_20_body">insert into orders values (3003,767.19,'03-OCT-94',2001,1001);</text:p>
      <text:p text:style-name="Text_20_body">insert into orders values (3002,1900.10,'03-OCT-94',2007,1004);</text:p>
      <text:p text:style-name="Text_20_body">insert into orders values (3005,5160.45,'03-OCT-94',2003,1002);</text:p>
      <text:p text:style-name="Text_20_body">insert into orders values (3006,1098.16,'04-OCT-94',2008,1007);</text:p>
      <text:p text:style-name="Text_20_body">insert into orders values (3009,1713.23,'04-OCT-94',2002,1003);</text:p>
      <text:p text:style-name="Text_20_body">insert into orders values (3007,75.75,'05-OCT-94',2004,1002);</text:p>
      <text:p text:style-name="Text_20_body">insert into orders values (3008,4723.00,'05-OCT-94',2006,1001);</text:p>
      <text:p text:style-name="Text_20_body">insert into orders values (3010,1309.95,'06-OCT-94',2004,1002);</text:p>
      <text:p text:style-name="Text_20_body">insert into orders values (3011,9891.88,'06-OCT-94',2006,1001);</text:p>
      <text:p text:style-name="Text_20_body"/>
      <text:p text:style-name="Text_20_body">1. select sname from salespeople where exists (select cname from customer order by cname ASC);</text:p>
      <text:p text:style-name="Text_20_body">2. select cname from customer where rating &gt; (select max(rating) from customer where city = 'Rome');</text:p>
      <text:p text:style-name="Text_20_body">3.<text:span text:style-name="T1">select * from orders where amt &gt; (select snum from orders where odate &gt; '06-OCT-94');</text:span></text:p>
      <text:p text:style-name="Text_20_body"><text:span text:style-name="T2">4.select cname from customer where rating &gt; all( select rating from customer where city='Paris');</text:span></text:p>
      <text:p text:style-name="Text_20_body">5.select cname from customer where rating &gt; all (select rating from customer where city = 'Paris');</text:p>
      <text:p text:style-name="Text_20_body">6. Select * from salespeople where exists( select customer.snum from salespeople, customer where <text:soft-page-break/>salespeople.city! = customer.city);</text:p>
      <text:p text:style-name="Text_20_body"/>
      <text:p text:style-name="Text_20_body">7. select sname, cname from salespeople, customer where salespeople.snum = customer.snum and customer.city = 'London';</text:p>
      <text:p text:style-name="Text_20_body">8. select * from salespeople where exists (select max(amt),min(amt)from orders) ;</text:p>
      <text:p text:style-name="Text_20_body">9. (select cname,city,'high rating' from customer where rating&gt;200)union (select cname,city,'lowrating' from customer where rating &lt;200);</text:p>
      <text:p text:style-name="Text_20_body"><text:s/>10.select sname, cname from salespeople left outer join customer on salespeople.snum = customer.snum;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 Chaithanya</meta:initial-creator>
    <meta:creation-date>2016-08-19T13:23:31.227604852</meta:creation-date>
    <dc:date>2016-08-26T13:08:04.044002759</dc:date>
    <dc:creator>H Chaithanya</dc:creator>
    <meta:editing-duration>PT11M27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3" meta:paragraph-count="55" meta:word-count="344" meta:character-count="3194" meta:non-whitespace-character-count="2768"/>
  </office:meta>
</office:document-meta>
</file>